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4.11" style:family="table-row">
      <style:table-row-properties style:min-row-height="0.5694in" fo:keep-together="auto"/>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Project LIB</text:span></text:p>
          </table:table-cell>
          <table:table-cell table:style-name="Table1.A1" office:value-type="string">
            <text:p text:style-name="P8"><text:span text:style-name="T6">Project ID</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ko Pangarungan</text:span></text:p>
          </table:table-cell>
          <table:table-cell table:style-name="Table1.A1" office:value-type="string">
            <text:p text:style-name="P8"><text:span text:style-name="T6">Sprint No.</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April 13, 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a xlink:type="simple" xlink:href="https://github.com/DEGABGED/Project-LIB-OPAC-v2/tree/master/app" text:style-name="Internet_20_link" text:visited-style-name="Visited_20_Internet_20_Link"><text:span text:style-name="T13">app</text:span></text:a><text:span text:style-name="T2">/</text:span><text:a xlink:type="simple" xlink:href="https://github.com/DEGABGED/Project-LIB-OPAC-v2/tree/master/app/controllers" text:style-name="Internet_20_link" text:visited-style-name="Visited_20_Internet_20_Link"><text:span text:style-name="T13">controllers</text:span></text:a><text:span text:style-name="T2">/</text:span><text:span text:style-name="T3">books_controller.rb</text:span><text:span text:style-name="T2"> </text:span></text:p>
          </table:table-cell>
          <table:covered-table-cell/>
          <table:covered-table-cell/>
        </table:table-row>
      </table:table>
      <text:p text:style-name="P3"><text:soft-page-break/></text:p>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ext:span><text:span text:style-name="T4">bottom</text:span><text:span text:style-name="T10"> of the code</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0"><text:span text:style-name="T4">/</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0"><text:span text:style-name="T4">/</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1">
          <table:table-cell table:style-name="Table4.A1" office:value-type="string">
            <text:p text:style-name="P10"><text:span text:style-name="T10">Parenthesis are used to remove operator precedence </text:span><text:span text:style-name="T4">ambiguity</text:span><text:span text:style-name="T10">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0"><text:span text:style-name="T4">NA</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0"><text:span text:style-name="T4">NA</text:span></text:p>
          </table:table-cell>
        </table:table-row>
      </table:table>
      <text:list xml:id="list4746553457614297690" text:style-name="WWNum1">
        <text:list-item>
          <text:p text:style-name="P15"><text:soft-page-break/></text:p>
        </text:list-item>
        <text:list-item>
          <text:p text:style-name="P15"/>
        </text:list-item>
        <text:list-item>
          <text:p text:style-name="P16"><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4">index</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create</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show</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update</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destroy</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borrow</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return</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book_params</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set_book</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new</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update</text:span></text:p>
          </table:table-cell>
          <table:table-cell table:style-name="Table5.A1" office:value-type="string">
            <text:p text:style-name="P1"><text:span text:style-name="T4">/</text:span></text:p>
          </table:table-cell>
          <table:table-cell table:style-name="Table5.A1" office:value-type="string">
            <text:p text:style-name="P1"><text:span text:style-name="T4">/</text:span></text:p>
          </table:table-cell>
          <table:table-cell table:style-name="Table5.D1" office:value-type="string">
            <text:p text:style-name="P12"/>
          </table:table-cell>
        </table:table-row>
      </table:table>
      <text:p text:style-name="P5"><text:soft-page-break/></text:p>
      <text:list xml:id="list11457749400819" text:continue-numbering="true" text:style-name="WWNum1">
        <text:list-item>
          <text:p text:style-name="P15"/>
        </text:list-item>
        <text:list-item>
          <text:p text:style-name="P15"/>
        </text:list-item>
      </text:list>
      <text:p text:style-name="P5"/>
      <text:p text:style-name="P5"/>
      <text:p text:style-name="P5"/>
      <text:p text:style-name="P5"/>
      <text:list xml:id="list11457100336922" text:continue-numbering="true" text:style-name="WWNum1">
        <text:list-item>
          <text:p text:style-name="P16"><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14" meta:word-count="414" meta:character-count="2425" meta:non-whitespace-character-count="2099"/>
    <meta:generator>LibreOfficeDev/5.1.0.3$Linux_X86_64 LibreOffice_project/</meta:generator>
  </office:meta>
</office:document-meta>
</file>